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7mm" svg:height="90.04mm" svg:x="244.22mm" svg:y="95.89mm">
            <loext:p draw:notify-on-update-of-ranges="Feuille1.A24:Feuille1.A40 Feuille1.B23:Feuille1.B23 Feuille1.B24:Feuille1.B40 Feuille1.C23:Feuille1.C23 Feuille1.C24:Feuille1.C40 Feuille1.D23:Feuille1.D23 Feuille1.D24:Feuille1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un 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Run 4</text:p>
          </table:table-cell>
          <table:table-cell table:number-columns-repeated="2"/>
          <table:table-cell office:value-type="string" calcext:value-type="string">
            <text:p>Run 5</text:p>
          </table:table-cell>
          <table:table-cell/>
        </table:table-row>
        <table:table-row table:style-name="ro1"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max prime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5.6582" calcext:value-type="float">
            <text:p>65,6582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71.3047" calcext:value-type="float">
            <text:p>71,3047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66.4441" calcext:value-type="float">
            <text:p>66,444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68.4973" calcext:value-type="float">
            <text:p>68,4973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64.6673" calcext:value-type="float">
            <text:p>64,667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9.175" calcext:value-type="float">
            <text:p>89,175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95.8434" calcext:value-type="float">
            <text:p>95,8434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89.9107" calcext:value-type="float">
            <text:p>89,9107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92.4463" calcext:value-type="float">
            <text:p>92,4463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88.4454" calcext:value-type="float">
            <text:p>88,445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4.691" calcext:value-type="float">
            <text:p>114,69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18.1704" calcext:value-type="float">
            <text:p>118,1704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15.8712" calcext:value-type="float">
            <text:p>115,871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19.2125" calcext:value-type="float">
            <text:p>119,2125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14.0717" calcext:value-type="float">
            <text:p>114,071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42.0958" calcext:value-type="float">
            <text:p>142,0958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44.8716" calcext:value-type="float">
            <text:p>144,8716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43.3993" calcext:value-type="float">
            <text:p>143,3993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45.7987" calcext:value-type="float">
            <text:p>145,7987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39.9709" calcext:value-type="float">
            <text:p>139,970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70.2298" calcext:value-type="float">
            <text:p>170,229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72.7111" calcext:value-type="float">
            <text:p>172,7111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71.7566" calcext:value-type="float">
            <text:p>171,756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76.1394" calcext:value-type="float">
            <text:p>176,1394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67.9318" calcext:value-type="float">
            <text:p>167,931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01.0297" calcext:value-type="float">
            <text:p>201,0297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203.9905" calcext:value-type="float">
            <text:p>203,9905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202.6783" calcext:value-type="float">
            <text:p>202,6783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207.8791" calcext:value-type="float">
            <text:p>207,8791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197.433" calcext:value-type="float">
            <text:p>197,4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1.934" calcext:value-type="float">
            <text:p>231,934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38.6075" calcext:value-type="float">
            <text:p>238,607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35.4449" calcext:value-type="float">
            <text:p>235,444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40.4549" calcext:value-type="float">
            <text:p>240,454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28.3427" calcext:value-type="float">
            <text:p>228,342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264.4077" calcext:value-type="float">
            <text:p>264,4077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265.7709" calcext:value-type="float">
            <text:p>265,7709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267.6568" calcext:value-type="float">
            <text:p>267,6568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270.223" calcext:value-type="float">
            <text:p>270,223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260.4823" calcext:value-type="float">
            <text:p>260,482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99.1241" calcext:value-type="float">
            <text:p>299,1241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300.6193" calcext:value-type="float">
            <text:p>300,6193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301.9113" calcext:value-type="float">
            <text:p>301,9113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305.5121" calcext:value-type="float">
            <text:p>305,5121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293.761" calcext:value-type="float">
            <text:p>293,761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33.0455" calcext:value-type="float">
            <text:p>333,0455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338.0132" calcext:value-type="float">
            <text:p>338,0132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345.3178" calcext:value-type="float">
            <text:p>345,3178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335.1307" calcext:value-type="float">
            <text:p>335,1307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327.5428" calcext:value-type="float">
            <text:p>327,542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69.7065" calcext:value-type="float">
            <text:p>369,7065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373.3856" calcext:value-type="float">
            <text:p>373,3856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388.1546" calcext:value-type="float">
            <text:p>388,1546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368.6854" calcext:value-type="float">
            <text:p>368,6854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362.7575" calcext:value-type="float">
            <text:p>362,757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407.618" calcext:value-type="float">
            <text:p>407,618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418.8084" calcext:value-type="float">
            <text:p>418,8084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424.7131" calcext:value-type="float">
            <text:p>424,7131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408.1999" calcext:value-type="float">
            <text:p>408,1999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399.7234" calcext:value-type="float">
            <text:p>399,723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3.9455" calcext:value-type="float">
            <text:p>443,9455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455.9097" calcext:value-type="float">
            <text:p>455,9097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457.6851" calcext:value-type="float">
            <text:p>457,6851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444.5068" calcext:value-type="float">
            <text:p>444,5068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436.7306" calcext:value-type="float">
            <text:p>436,730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82.8158" calcext:value-type="float">
            <text:p>482,8158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489.0196" calcext:value-type="float">
            <text:p>489,0196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493.2698" calcext:value-type="float">
            <text:p>493,2698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483.066" calcext:value-type="float">
            <text:p>483,066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475.0964" calcext:value-type="float">
            <text:p>475,096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22.0987" calcext:value-type="float">
            <text:p>522,0987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529.9966" calcext:value-type="float">
            <text:p>529,9966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536.464" calcext:value-type="float">
            <text:p>536,464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523.6004" calcext:value-type="float">
            <text:p>523,6004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513.6558" calcext:value-type="float">
            <text:p>513,6558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566.3414" calcext:value-type="float">
            <text:p>566,3414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569.0051" calcext:value-type="float">
            <text:p>569,0051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583.277" calcext:value-type="float">
            <text:p>583,277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564.4193" calcext:value-type="float">
            <text:p>564,4193</text:p>
          </table:table-cell>
          <table:table-cell/>
          <table:table-cell office:value-type="float" office:value="95000" calcext:value-type="float">
            <text:p>95000</text:p>
          </table:table-cell>
          <table:table-cell office:value-type="float" office:value="554.2462" calcext:value-type="float">
            <text:p>554,246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04.7365" calcext:value-type="float">
            <text:p>604,736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611.1788" calcext:value-type="float">
            <text:p>611,178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616.048" calcext:value-type="float">
            <text:p>616,04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605.1645" calcext:value-type="float">
            <text:p>605,164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594.8887" calcext:value-type="float">
            <text:p>594,888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 pr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MIN([.$B3];[.$E3];[.$H3];[.$K3];[.$N3])" office:value-type="float" office:value="64.6673" calcext:value-type="float">
            <text:p>64,6673</text:p>
          </table:table-cell>
          <table:table-cell table:formula="of:=MEDIAN([.$B3];[.$E3];[.$H3];[.$K3];[.$N3])" office:value-type="float" office:value="66.4441" calcext:value-type="float">
            <text:p>66,4441</text:p>
          </table:table-cell>
          <table:table-cell table:formula="of:=MAX([.$B3];[.$E3];[.$H3];[.$K3];[.$N3])" office:value-type="float" office:value="71.3047" calcext:value-type="float">
            <text:p>71,3047</text:p>
          </table:table-cell>
          <table:table-cell table:number-columns-repeated="10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MIN([.$B4];[.$E4];[.$H4];[.$K4];[.$N4])" office:value-type="float" office:value="88.4454" calcext:value-type="float">
            <text:p>88,4454</text:p>
          </table:table-cell>
          <table:table-cell table:formula="of:=MEDIAN([.$B4];[.$E4];[.$H4];[.$K4];[.$N4])" office:value-type="float" office:value="89.9107" calcext:value-type="float">
            <text:p>89,9107</text:p>
          </table:table-cell>
          <table:table-cell table:formula="of:=MAX([.$B4];[.$E4];[.$H4];[.$K4];[.$N4])" office:value-type="float" office:value="95.8434" calcext:value-type="float">
            <text:p>95,8434</text:p>
          </table:table-cell>
          <table:table-cell table:number-columns-repeated="10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MIN([.$B5];[.$E5];[.$H5];[.$K5];[.$N5])" office:value-type="float" office:value="114.0717" calcext:value-type="float">
            <text:p>114,0717</text:p>
          </table:table-cell>
          <table:table-cell table:formula="of:=MEDIAN([.$B5];[.$E5];[.$H5];[.$K5];[.$N5])" office:value-type="float" office:value="115.8712" calcext:value-type="float">
            <text:p>115,8712</text:p>
          </table:table-cell>
          <table:table-cell table:formula="of:=MAX([.$B5];[.$E5];[.$H5];[.$K5];[.$N5])" office:value-type="float" office:value="119.2125" calcext:value-type="float">
            <text:p>119,2125</text:p>
          </table:table-cell>
          <table:table-cell table:number-columns-repeated="10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formula="of:=MIN([.$B6];[.$E6];[.$H6];[.$K6];[.$N6])" office:value-type="float" office:value="139.9709" calcext:value-type="float">
            <text:p>139,9709</text:p>
          </table:table-cell>
          <table:table-cell table:formula="of:=MEDIAN([.$B6];[.$E6];[.$H6];[.$K6];[.$N6])" office:value-type="float" office:value="143.3993" calcext:value-type="float">
            <text:p>143,3993</text:p>
          </table:table-cell>
          <table:table-cell table:formula="of:=MAX([.$B6];[.$E6];[.$H6];[.$K6];[.$N6])" office:value-type="float" office:value="145.7987" calcext:value-type="float">
            <text:p>145,7987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MIN([.$B7];[.$E7];[.$H7];[.$K7];[.$N7])" office:value-type="float" office:value="167.9318" calcext:value-type="float">
            <text:p>167,9318</text:p>
          </table:table-cell>
          <table:table-cell table:formula="of:=MEDIAN([.$B7];[.$E7];[.$H7];[.$K7];[.$N7])" office:value-type="float" office:value="171.7566" calcext:value-type="float">
            <text:p>171,7566</text:p>
          </table:table-cell>
          <table:table-cell table:formula="of:=MAX([.$B7];[.$E7];[.$H7];[.$K7];[.$N7])" office:value-type="float" office:value="176.1394" calcext:value-type="float">
            <text:p>176,1394</text:p>
          </table:table-cell>
          <table:table-cell table:number-columns-repeated="10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formula="of:=MIN([.$B8];[.$E8];[.$H8];[.$K8];[.$N8])" office:value-type="float" office:value="197.433" calcext:value-type="float">
            <text:p>197,433</text:p>
          </table:table-cell>
          <table:table-cell table:formula="of:=MEDIAN([.$B8];[.$E8];[.$H8];[.$K8];[.$N8])" office:value-type="float" office:value="202.6783" calcext:value-type="float">
            <text:p>202,6783</text:p>
          </table:table-cell>
          <table:table-cell table:formula="of:=MAX([.$B8];[.$E8];[.$H8];[.$K8];[.$N8])" office:value-type="float" office:value="207.8791" calcext:value-type="float">
            <text:p>207,8791</text:p>
          </table:table-cell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MIN([.$B9];[.$E9];[.$H9];[.$K9];[.$N9])" office:value-type="float" office:value="228.3427" calcext:value-type="float">
            <text:p>228,3427</text:p>
          </table:table-cell>
          <table:table-cell table:formula="of:=MEDIAN([.$B9];[.$E9];[.$H9];[.$K9];[.$N9])" office:value-type="float" office:value="235.4449" calcext:value-type="float">
            <text:p>235,4449</text:p>
          </table:table-cell>
          <table:table-cell table:formula="of:=MAX([.$B9];[.$E9];[.$H9];[.$K9];[.$N9])" office:value-type="float" office:value="240.4549" calcext:value-type="float">
            <text:p>240,4549</text:p>
          </table:table-cell>
          <table:table-cell table:number-columns-repeated="10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formula="of:=MIN([.$B10];[.$E10];[.$H10];[.$K10];[.$N10])" office:value-type="float" office:value="260.4823" calcext:value-type="float">
            <text:p>260,4823</text:p>
          </table:table-cell>
          <table:table-cell table:formula="of:=MEDIAN([.$B10];[.$E10];[.$H10];[.$K10];[.$N10])" office:value-type="float" office:value="265.7709" calcext:value-type="float">
            <text:p>265,7709</text:p>
          </table:table-cell>
          <table:table-cell table:formula="of:=MAX([.$B10];[.$E10];[.$H10];[.$K10];[.$N10])" office:value-type="float" office:value="270.223" calcext:value-type="float">
            <text:p>270,223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MIN([.$B11];[.$E11];[.$H11];[.$K11];[.$N11])" office:value-type="float" office:value="293.761" calcext:value-type="float">
            <text:p>293,761</text:p>
          </table:table-cell>
          <table:table-cell table:formula="of:=MEDIAN([.$B11];[.$E11];[.$H11];[.$K11];[.$N11])" office:value-type="float" office:value="300.6193" calcext:value-type="float">
            <text:p>300,6193</text:p>
          </table:table-cell>
          <table:table-cell table:formula="of:=MAX([.$B11];[.$E11];[.$H11];[.$K11];[.$N11])" office:value-type="float" office:value="305.5121" calcext:value-type="float">
            <text:p>305,5121</text:p>
          </table:table-cell>
          <table:table-cell table:number-columns-repeated="10"/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formula="of:=MIN([.$B12];[.$E12];[.$H12];[.$K12];[.$N12])" office:value-type="float" office:value="327.5428" calcext:value-type="float">
            <text:p>327,5428</text:p>
          </table:table-cell>
          <table:table-cell table:formula="of:=MEDIAN([.$B12];[.$E12];[.$H12];[.$K12];[.$N12])" office:value-type="float" office:value="335.1307" calcext:value-type="float">
            <text:p>335,1307</text:p>
          </table:table-cell>
          <table:table-cell table:formula="of:=MAX([.$B12];[.$E12];[.$H12];[.$K12];[.$N12])" office:value-type="float" office:value="345.3178" calcext:value-type="float">
            <text:p>345,3178</text:p>
          </table:table-cell>
          <table:table-cell table:number-columns-repeated="10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MIN([.$B13];[.$E13];[.$H13];[.$K13];[.$N13])" office:value-type="float" office:value="362.7575" calcext:value-type="float">
            <text:p>362,7575</text:p>
          </table:table-cell>
          <table:table-cell table:formula="of:=MEDIAN([.$B13];[.$E13];[.$H13];[.$K13];[.$N13])" office:value-type="float" office:value="369.7065" calcext:value-type="float">
            <text:p>369,7065</text:p>
          </table:table-cell>
          <table:table-cell table:formula="of:=MAX([.$B13];[.$E13];[.$H13];[.$K13];[.$N13])" office:value-type="float" office:value="388.1546" calcext:value-type="float">
            <text:p>388,1546</text:p>
          </table:table-cell>
          <table:table-cell table:number-columns-repeated="10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formula="of:=MIN([.$B14];[.$E14];[.$H14];[.$K14];[.$N14])" office:value-type="float" office:value="399.7234" calcext:value-type="float">
            <text:p>399,7234</text:p>
          </table:table-cell>
          <table:table-cell table:formula="of:=MEDIAN([.$B14];[.$E14];[.$H14];[.$K14];[.$N14])" office:value-type="float" office:value="408.1999" calcext:value-type="float">
            <text:p>408,1999</text:p>
          </table:table-cell>
          <table:table-cell table:formula="of:=MAX([.$B14];[.$E14];[.$H14];[.$K14];[.$N14])" office:value-type="float" office:value="424.7131" calcext:value-type="float">
            <text:p>424,7131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MIN([.$B15];[.$E15];[.$H15];[.$K15];[.$N15])" office:value-type="float" office:value="436.7306" calcext:value-type="float">
            <text:p>436,7306</text:p>
          </table:table-cell>
          <table:table-cell table:formula="of:=MEDIAN([.$B15];[.$E15];[.$H15];[.$K15];[.$N15])" office:value-type="float" office:value="444.5068" calcext:value-type="float">
            <text:p>444,5068</text:p>
          </table:table-cell>
          <table:table-cell table:formula="of:=MAX([.$B15];[.$E15];[.$H15];[.$K15];[.$N15])" office:value-type="float" office:value="457.6851" calcext:value-type="float">
            <text:p>457,6851</text:p>
          </table:table-cell>
          <table:table-cell table:number-columns-repeated="10"/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formula="of:=MIN([.$B16];[.$E16];[.$H16];[.$K16];[.$N16])" office:value-type="float" office:value="475.0964" calcext:value-type="float">
            <text:p>475,0964</text:p>
          </table:table-cell>
          <table:table-cell table:formula="of:=MEDIAN([.$B16];[.$E16];[.$H16];[.$K16];[.$N16])" office:value-type="float" office:value="483.066" calcext:value-type="float">
            <text:p>483,066</text:p>
          </table:table-cell>
          <table:table-cell table:formula="of:=MAX([.$B16];[.$E16];[.$H16];[.$K16];[.$N16])" office:value-type="float" office:value="493.2698" calcext:value-type="float">
            <text:p>493,2698</text:p>
          </table:table-cell>
          <table:table-cell table:number-columns-repeated="10"/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MIN([.$B17];[.$E17];[.$H17];[.$K17];[.$N17])" office:value-type="float" office:value="513.6558" calcext:value-type="float">
            <text:p>513,6558</text:p>
          </table:table-cell>
          <table:table-cell table:formula="of:=MEDIAN([.$B17];[.$E17];[.$H17];[.$K17];[.$N17])" office:value-type="float" office:value="523.6004" calcext:value-type="float">
            <text:p>523,6004</text:p>
          </table:table-cell>
          <table:table-cell table:formula="of:=MAX([.$B17];[.$E17];[.$H17];[.$K17];[.$N17])" office:value-type="float" office:value="536.464" calcext:value-type="float">
            <text:p>536,464</text:p>
          </table:table-cell>
          <table:table-cell table:number-columns-repeated="10"/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formula="of:=MIN([.$B18];[.$E18];[.$H18];[.$K18];[.$N18])" office:value-type="float" office:value="554.2462" calcext:value-type="float">
            <text:p>554,2462</text:p>
          </table:table-cell>
          <table:table-cell table:formula="of:=MEDIAN([.$B18];[.$E18];[.$H18];[.$K18];[.$N18])" office:value-type="float" office:value="566.3414" calcext:value-type="float">
            <text:p>566,3414</text:p>
          </table:table-cell>
          <table:table-cell table:formula="of:=MAX([.$B18];[.$E18];[.$H18];[.$K18];[.$N18])" office:value-type="float" office:value="583.277" calcext:value-type="float">
            <text:p>583,277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MIN([.$B19];[.$E19];[.$H19];[.$K19];[.$N19])" office:value-type="float" office:value="594.8887" calcext:value-type="float">
            <text:p>594,8887</text:p>
          </table:table-cell>
          <table:table-cell table:formula="of:=MEDIAN([.$B19];[.$E19];[.$H19];[.$K19];[.$N19])" office:value-type="float" office:value="605.1645" calcext:value-type="float">
            <text:p>605,1645</text:p>
          </table:table-cell>
          <table:table-cell table:formula="of:=MAX([.$B19];[.$E19];[.$H19];[.$K19];[.$N19])" office:value-type="float" office:value="616.048" calcext:value-type="float">
            <text:p>616,048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N3:Feuille1.N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4:29:56.679215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6:45:16.035166896</meta:creation-date>
    <dc:date>2017-02-19T04:30:25.050414812</dc:date>
    <meta:editing-duration>PT28M17S</meta:editing-duration>
    <meta:editing-cycles>6</meta:editing-cycles>
    <meta:generator>LibreOffice/5.2.2.2$Linux_X86_64 LibreOffice_project/20m0$Build-2</meta:generator>
    <meta:document-statistic meta:table-count="1" meta:cell-count="2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331cm" svg:y="0.316cm" chart:style-name="ch2">
          <text:p>A8 : durée en fonction de max prime</text:p>
        </chart:title>
        <chart:legend chart:legend-position="end" svg:x="13.358cm" svg:y="3.705cm" style:legend-expansion="high" chart:style-name="ch3"/>
        <chart:plot-area chart:style-name="ch4" table:cell-range-address="Feuille1.A23:Feuille1.D40" chart:data-source-has-labels="both" svg:x="1.33cm" svg:y="1.275cm" svg:width="11.709cm" svg:height="6.569cm">
          <chartooo:coordinate-region svg:x="2.137cm" svg:y="1.275cm" svg:width="10.762cm" svg:height="5.054cm"/>
          <chart:axis chart:dimension="x" chart:name="primary-x" chart:style-name="ch5" chartooo:axis-type="auto">
            <chartooo:date-scale/>
            <chart:title svg:x="6.373cm" svg:y="8.024cm" chart:style-name="ch6">
              <text:p>max prime</text:p>
            </chart:title>
            <chart:categories table:cell-range-address="Feuille1.A24:Feuille1.A40"/>
          </chart:axis>
          <chart:axis chart:dimension="y" chart:name="primary-y" chart:style-name="ch5">
            <chart:title svg:x="0.451cm" svg:y="5.278cm" chart:style-name="ch7">
              <text:p>temps (s)</text:p>
            </chart:title>
            <chart:grid chart:style-name="ch8" chart:class="major"/>
          </chart:axis>
          <chart:series chart:style-name="ch9" chart:values-cell-range-address="Feuille1.B24:Feuille1.B40" chart:label-cell-address="Feuille1.B23:Feuille1.B23" chart:class="chart:line">
            <chart:data-point chart:repeated="17"/>
          </chart:series>
          <chart:series chart:style-name="ch10" chart:values-cell-range-address="Feuille1.C24:Feuille1.C40" chart:label-cell-address="Feuille1.C23:Feuille1.C23" chart:class="chart:line">
            <chart:data-point chart:repeated="17"/>
          </chart:series>
          <chart:series chart:style-name="ch11" chart:values-cell-range-address="Feuille1.D24:Feuille1.D40" chart:label-cell-address="Feuille1.D23:Feuille1.D23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Feuille1.B23:Feuille1.B23</svg:desc>
                </draw:g>
              </table:table-cell>
              <table:table-cell office:value-type="string">
                <text:p>mediane</text:p>
                <draw:g>
                  <svg:desc>Feuille1.C23:Feuille1.C23</svg:desc>
                </draw:g>
              </table:table-cell>
              <table:table-cell office:value-type="string">
                <text:p>max</text:p>
                <draw:g>
                  <svg:desc>Feuille1.D23:Feuille1.D23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Feuille1.A24:Feuille1.A40</svg:desc>
                </draw:g>
              </table:table-cell>
              <table:table-cell office:value-type="float" office:value="64.6673">
                <text:p>64.6673</text:p>
                <draw:g>
                  <svg:desc>Feuille1.B24:Feuille1.B40</svg:desc>
                </draw:g>
              </table:table-cell>
              <table:table-cell office:value-type="float" office:value="66.4441">
                <text:p>66.4441</text:p>
                <draw:g>
                  <svg:desc>Feuille1.C24:Feuille1.C40</svg:desc>
                </draw:g>
              </table:table-cell>
              <table:table-cell office:value-type="float" office:value="71.3047">
                <text:p>71.3047</text:p>
                <draw:g>
                  <svg:desc>Feuille1.D24:Feuille1.D40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88.4454">
                <text:p>88.4454</text:p>
              </table:table-cell>
              <table:table-cell office:value-type="float" office:value="89.9107">
                <text:p>89.9107</text:p>
              </table:table-cell>
              <table:table-cell office:value-type="float" office:value="95.8434">
                <text:p>95.843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4.0717">
                <text:p>114.0717</text:p>
              </table:table-cell>
              <table:table-cell office:value-type="float" office:value="115.8712">
                <text:p>115.8712</text:p>
              </table:table-cell>
              <table:table-cell office:value-type="float" office:value="119.2125">
                <text:p>119.212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39.9709">
                <text:p>139.9709</text:p>
              </table:table-cell>
              <table:table-cell office:value-type="float" office:value="143.3993">
                <text:p>143.3993</text:p>
              </table:table-cell>
              <table:table-cell office:value-type="float" office:value="145.7987">
                <text:p>145.798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67.9318">
                <text:p>167.9318</text:p>
              </table:table-cell>
              <table:table-cell office:value-type="float" office:value="171.7566">
                <text:p>171.7566</text:p>
              </table:table-cell>
              <table:table-cell office:value-type="float" office:value="176.1394">
                <text:p>176.139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97.433">
                <text:p>197.433</text:p>
              </table:table-cell>
              <table:table-cell office:value-type="float" office:value="202.6783">
                <text:p>202.6783</text:p>
              </table:table-cell>
              <table:table-cell office:value-type="float" office:value="207.8791">
                <text:p>207.879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28.3427">
                <text:p>228.3427</text:p>
              </table:table-cell>
              <table:table-cell office:value-type="float" office:value="235.4449">
                <text:p>235.4449</text:p>
              </table:table-cell>
              <table:table-cell office:value-type="float" office:value="240.4549">
                <text:p>240.4549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60.4823">
                <text:p>260.4823</text:p>
              </table:table-cell>
              <table:table-cell office:value-type="float" office:value="265.7709">
                <text:p>265.7709</text:p>
              </table:table-cell>
              <table:table-cell office:value-type="float" office:value="270.223">
                <text:p>270.22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93.761">
                <text:p>293.761</text:p>
              </table:table-cell>
              <table:table-cell office:value-type="float" office:value="300.6193">
                <text:p>300.6193</text:p>
              </table:table-cell>
              <table:table-cell office:value-type="float" office:value="305.5121">
                <text:p>305.5121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327.5428">
                <text:p>327.5428</text:p>
              </table:table-cell>
              <table:table-cell office:value-type="float" office:value="335.1307">
                <text:p>335.1307</text:p>
              </table:table-cell>
              <table:table-cell office:value-type="float" office:value="345.3178">
                <text:p>345.317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362.7575">
                <text:p>362.7575</text:p>
              </table:table-cell>
              <table:table-cell office:value-type="float" office:value="369.7065">
                <text:p>369.7065</text:p>
              </table:table-cell>
              <table:table-cell office:value-type="float" office:value="388.1546">
                <text:p>388.154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99.7234">
                <text:p>399.7234</text:p>
              </table:table-cell>
              <table:table-cell office:value-type="float" office:value="408.1999">
                <text:p>408.1999</text:p>
              </table:table-cell>
              <table:table-cell office:value-type="float" office:value="424.7131">
                <text:p>424.713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436.7306">
                <text:p>436.7306</text:p>
              </table:table-cell>
              <table:table-cell office:value-type="float" office:value="444.5068">
                <text:p>444.5068</text:p>
              </table:table-cell>
              <table:table-cell office:value-type="float" office:value="457.6851">
                <text:p>457.6851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475.0964">
                <text:p>475.0964</text:p>
              </table:table-cell>
              <table:table-cell office:value-type="float" office:value="483.066">
                <text:p>483.066</text:p>
              </table:table-cell>
              <table:table-cell office:value-type="float" office:value="493.2698">
                <text:p>493.269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13.6558">
                <text:p>513.6558</text:p>
              </table:table-cell>
              <table:table-cell office:value-type="float" office:value="523.6004">
                <text:p>523.6004</text:p>
              </table:table-cell>
              <table:table-cell office:value-type="float" office:value="536.464">
                <text:p>536.464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554.2462">
                <text:p>554.2462</text:p>
              </table:table-cell>
              <table:table-cell office:value-type="float" office:value="566.3414">
                <text:p>566.3414</text:p>
              </table:table-cell>
              <table:table-cell office:value-type="float" office:value="583.277">
                <text:p>583.27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94.8887">
                <text:p>594.8887</text:p>
              </table:table-cell>
              <table:table-cell office:value-type="float" office:value="605.1645">
                <text:p>605.1645</text:p>
              </table:table-cell>
              <table:table-cell office:value-type="float" office:value="616.048">
                <text:p>616.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